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 SarabunPSK" fo:font-size="16pt" officeooo:rsid="0021090d" officeooo:paragraph-rsid="0021090d" style:font-size-asian="16pt" style:font-name-complex="TH SarabunPSK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H SarabunPSK" fo:font-size="16pt" officeooo:rsid="0021090d" officeooo:paragraph-rsid="0021090d" style:font-size-asian="16pt" style:font-name-complex="TH SarabunPSK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H SarabunPSK" fo:font-size="16pt" officeooo:rsid="0021090d" officeooo:paragraph-rsid="0021090d" style:font-size-asian="16pt" style:font-name-complex="TH SarabunPSK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H SarabunPSK" fo:font-size="20pt" fo:font-weight="bold" officeooo:rsid="0021090d" officeooo:paragraph-rsid="00211b7f" style:font-size-asian="20pt" style:font-weight-asian="bold" style:font-name-complex="TH SarabunPSK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H SarabunPSK" fo:font-size="20pt" fo:font-weight="bold" officeooo:rsid="0021090d" officeooo:paragraph-rsid="00211b7f" style:font-size-asian="20pt" style:font-weight-asian="bold" style:font-name-complex="TH SarabunPSK" style:font-size-complex="20pt" style:font-weight-complex="bold"/>
    </style:style>
    <style:style style:name="P6" style:family="paragraph" style:parent-style-name="Header">
      <style:paragraph-properties fo:text-align="end" style:justify-single-word="false"/>
      <style:text-properties officeooo:rsid="0021bf05" officeooo:paragraph-rsid="0021bf05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font-size="6pt" officeooo:rsid="00211b7f" style:font-size-asian="5.25pt" style:font-size-complex="6pt"/>
    </style:style>
    <style:style style:name="T4" style:family="text">
      <style:text-properties officeooo:rsid="00211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สารบัญ</text:span></text:p>
      <text:p text:style-name="P1"></text:p>
      <text:p text:style-name="P3">กิตติกรรมประกาศ ...................................................................................................................................(3)</text:p>
      <text:p text:style-name="P3">บทคัดย่อ ..................................................................................................................................................(4)</text:p>
      <text:p text:style-name="P3">สารบัญ .....................................................................................................................................................(5)</text:p>
      <text:p text:style-name="P3">สารบัญรูปภาพ .........................................................................................................................................(6)</text:p>
      <text:p text:style-name="P2">บทที่ 1<text:tab/>บทนำ </text:p>
      <text:p text:style-name="P3"><text:tab/>1.1 ความเป็นมาและรายละเอียดบริษัท …....................................................................................1</text:p>
      <text:p text:style-name="P3"><text:tab/>1.2 ขอบเขตงานที่รับผิดชอบ ….....................................................................................................2</text:p>
      <text:p text:style-name="P3"><text:tab/>1.3 ขั้นตอนการดำเนินงาน ...........................................................................................................2</text:p>
      <text:p text:style-name="P3"><text:tab/>1.4 ประโยชน์ที่ได้รับจากโครงการ<text:tab/>….............................................................................................2</text:p>
      <text:p text:style-name="P2">บทที่ 2<text:tab/>วรรณกรรมที่เกี่ยวข้อง</text:p>
      <text:p text:style-name="P3"><text:tab/>2.1 www.w3schools.com ….....................................................................................................3</text:p>
      <text:p text:style-name="P3"><text:tab/>2.2 Head First Design Patterns <text:span text:style-name="T2"><text:s/></text:span>…...........................................................................................4</text:p>
      <text:p text:style-name="P3"><text:tab/>2.3 www.tutorialspoint.com <text:span text:style-name="T2"><text:s/></text:span>…...............................................................................................4</text:p>
      <text:p text:style-name="P3"><text:tab/>2.4 tomcat.apache.org (Tomcat) …........................................................................................5</text:p>
      <text:p text:style-name="P3"><text:tab/>2.5 Pro Spring MVC: with Web Flow<text:span text:style-name="T2"> </text:span><text:s/>….................................................................................5</text:p>
      <text:p text:style-name="P3"><text:tab/>2.6 developers.facebook.com (Facebook API) <text:span text:style-name="T2"><text:s/></text:span>…...............................................................6</text:p>
      <text:p text:style-name="P3"><text:tab/>2.7 git-scm.com (Git) ….............................................................................................................6</text:p>
      <text:p text:style-name="P2">บทที่ 3<text:tab/>รายละเอียดของงานที่ปฏิบัติ</text:p>
      <text:p text:style-name="P3">3.1ผู้ควบคุมงาน …........................................................................................................................7</text:p>
      <text:p text:style-name="P3">3.2ตำแหน่งที่ได้รับมอบหมาย …...................................................................................................7</text:p>
      <text:p text:style-name="P3">3.3ที่มาและความสำคัญ …............................................................................................................7</text:p>
      <text:p text:style-name="P3">3.4งานและหน้าที่ที่ได้รับมอบหมาย<text:span text:style-name="T2"> </text:span><text:s/>….........................................................................................7</text:p>
      <text:p text:style-name="P2">บทที่ 4 ผลการดำเนินงาน</text:p>
      <text:p text:style-name="P3"><text:tab/>4.1 ประสบการณ์เกี่ยวกับขั้นตอนการดำเนินงาน<text:span text:style-name="T2"> </text:span><text:s/>…...................................................................17</text:p>
      <text:p text:style-name="P3"><text:tab/>4.2 ประสบการณ์เกี่ยวกับการเขียนโปรแกรม <text:span text:style-name="T2"><text:s/></text:span>….........................................................................17</text:p>
      <text:p text:style-name="P3"><text:tab/>4.3 ประสบการณ์การใช้ชีวิตในการทำงาน …..............................................................................28</text:p>
      <text:p text:style-name="P2">บทที่ 5 สรุป ปัญหาและข้อเสนอแนะ<text:tab/><text:tab/><text:tab/><text:tab/><text:tab/><text:tab/></text:p>
      <text:p text:style-name="P3"><text:tab/>5.1 <text:s/>ปัญหาอุปสรรคและแนวทางการแก้ไขปัญหา …...................................................................29</text:p>
      <text:p text:style-name="P3"><text:tab/>5.2 <text:s/>ข้อเสนอแนะในการปฏิบัติงานสหกิจ <text:span text:style-name="T2"><text:s/></text:span>…...............................................................................29</text:p>
      <text:p text:style-name="P3">บรรณานุกรม ….........................................................................................................................................31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สารบัญรูปภาพ</text:span></text:p>
      <text:p text:style-name="P2"></text:p>
      <text:p text:style-name="P3">ภาพที่ 1.1.1 ภาพโลโก้ บริษัท XP Link จำกัด <text:span text:style-name="T2"><text:s/></text:span>….......................................................................................1</text:p>
      <text:p text:style-name="P3">ภาพที่ 2.1.1 ภาพโลโก้เว็บไซต์ www.w3schools.com …........................................................................3</text:p>
      <text:p text:style-name="P3">ภาพที่ 2.2.1 ภาพหน้าปกหนังสือ Head First Design Patterns …..........................................................4</text:p>
      <text:p text:style-name="P3">ภาพที่ 2.3.1 ภาพโลโก้ www.tutorialspoint.com <text:span text:style-name="T2"><text:s/></text:span>…..............................................................................4</text:p>
      <text:p text:style-name="P3">ภาพที่ 2.4.1 ภาพโลโก้ Tomcat ….............................................................................................................5</text:p>
      <text:p text:style-name="P3">ภาพที่ 2.5.1 ภาพหน้าปกหนังสือ Pro Spring MVC: with Web Flow …................................................5</text:p>
      <text:p text:style-name="P3">ภาพที่ 2.6.1 ภาพโลโก้ Facebook API …..................................................................................................6</text:p>
      <text:p text:style-name="P3">ภาพที่ 2.7.1 ภาพโลโก้ Git …......................................................................................................................6</text:p>
      <text:p text:style-name="P3">ภาพที่ 3.4.1.1 ภาพหน้าเว็บไซต์แสดงประวัติส่วนตัว …..............................................................................7</text:p>
      <text:p text:style-name="P3">ภาพที่ 3.4.2.1 ภาพแสดงผลลบัพธณ์ของการเขทยนฟปังกณ์ชบันภาษา Java...........................................8</text:p>
      <text:p text:style-name="P3">ภาพที่ 3.4.3.1 ภาพหนรู้าเวก็บไซตณ์แสดงประวบัตฏิสส่วนตบัว................................................................8</text:p>
      <text:p text:style-name="P3">ภาพที่ 3.4.4.1 ภาพ Usecase Diagram (Application Christmas Random) <text:span text:style-name="T2"><text:s/></text:span>…...................................9</text:p>
      <text:p text:style-name="P3">ภาพที่ 3.4.4.2 ภาพ Usecase Diagram (Application Kanban-Board) …............................................9</text:p>
      <text:p text:style-name="P3">ภาพที่ 3.4.4.3 ภาพตัวอย่าง Activity Diagram (Application Christmas Random) …......................10</text:p>
      <text:p text:style-name="P3">ภาพที่ 3.4.4.4 ภาพตัวอย่าง Activity Diagram (Application Kanban-Board) <text:span text:style-name="T2"><text:s/></text:span>…..............................11</text:p>
      <text:p text:style-name="P3">ภาพที่ 3.4.4.5ภาพตัวอย่าง Sequence Diagram (Application Christmas Random).....................12</text:p>
      <text:p text:style-name="P3">ภาพที่ 3.4.4.6ภาพตัวอย่าง Sequence Diagram (Application Kanban-Board)..............................13</text:p>
      <text:p text:style-name="P3">ภาพที่ 3.4.4.7 ภาพตัวอย่าง Class Diagram (Application Kanban-Board) …...................................14ภาพที่ 3.4.4.8 ภาพตัวอย่าง ER Diagram (Application Kanban-Board) <text:span text:style-name="T2"><text:s/></text:span>..........................................15</text:p>
      <text:p text:style-name="P3">ภาพที่ 3.4.5.1 ภาพหน้าตาแอพพลิเคชั่น Christmas Random <text:span text:style-name="T2"><text:s/></text:span>….........................................................16</text:p>
      <text:p text:style-name="P3">ภาพที่ 4.2.3.1 ภาพหน้าตาเว็บไซต์แดงประวัติส่วนตัวของแต่ละหน้า<text:span text:style-name="T2"> </text:span><text:s/>…..................................................18</text:p>
      <text:p text:style-name="P3">ภาพที่ 4.2.3.2 ภาพแสดงการกำหนด CLASSPATH ในไฟล์ .bashrc<text:span text:style-name="T2"> </text:span><text:s/>…..................................................19</text:p>
      <text:p text:style-name="P3">ภาพที่ 4.2.4.1 ภาพแสดงผลลัพธ์ของโปรแกรมจำลองสุนัข <text:span text:style-name="T2"><text:s/></text:span>….................................................................19</text:p>
      <text:p text:style-name="P3">ภาพที่ 4.2.4.2 ภาพแสดงผลลัพธ์ของโปรแกรมจำลองสุนัข <text:span text:style-name="T2"><text:s/></text:span>….................................................................20</text:p>
      <text:p text:style-name="P3">ภาพที่ 4.2.4.3 ภาพ Class diagram ของการจำลองสุนัข <text:span text:style-name="T2"><text:s/></text:span>…...................................................................20</text:p>
      <text:p text:style-name="P3">ภาพที่ 4.2.4.4 ภาพแสดง log ไฟล์ ที่จะบอกการทำงานของตัวโปรแกรม<text:span text:style-name="T2"> <text:s/></text:span><text:s/>…......................................... 21</text:p>
      <text:p text:style-name="P3">ภาพที่ 4.2.4.5 ภาพแสดงการใช้ Junit Test ของโปรแกรมจำลองสุนัข …...............................................21</text:p>
      <text:p text:style-name="P3">ภาพที่ 4.2.5.1 ภาพหน้าเว็บไซต์แสดงประวัติส่วนตัว <text:span text:style-name="T2"><text:s/></text:span>…...........................................................................22</text:p>
      <text:p text:style-name="P3">ภาพที่ 4.2.5.2 ภาพแสดง Project Explorer ของเว็บไซต์แสดงประวัติส่วนตัว …...................................22</text:p>
      <text:p text:style-name="P3">ภาพที่ 4.2.5.3 ภาพตัวอย่าง Class ในการใช้งาน Servlet <text:span text:style-name="T2"><text:s/></text:span>…..................................................................23</text:p>
      <text:p text:style-name="P3">ภาพที่ 4.2.5.4 ภาพตัวอย่างโค้ด Jsp สำหรับใช้ในการแสดงผล <text:span text:style-name="T2"><text:s/></text:span>…...........................................................23</text:p>
      <text:p text:style-name="P3">ภาพที่ 4.2.5.5 ภาพตัวอย่างการใช้ JDBC สำหรับเชื่อมต่อกับ Database <text:span text:style-name="T2"><text:s/></text:span>…...........................................24</text:p>
      <text:p text:style-name="P3">ภาพที่ 4.2.5.6 ภาพตัวอย่างการใช้ Tomcat ในการ Deploy .................................................................24</text:p>
      <text:p text:style-name="P3"/>
      <text:p text:style-name="P2"/>
      <text:p text:style-name="P2"/>
      <text:p text:style-name="P4"><text:soft-page-break/>สารบัญรูปภาพ<text:span text:style-name="T4">(ต่อ)</text:span></text:p>
      <text:p text:style-name="P5"/>
      <text:p text:style-name="P3">ภาพที่ 4.2.6.1 ภาพหน้าตาของแอพพลิเคชั่น Christmas Random .....................................................25</text:p>
      <text:p text:style-name="P3">ภาพที่ 4.2.6.2 ภาพหน้าตาของแอพพลิเคชั่น Christmas Random <text:span text:style-name="T2"><text:s/></text:span><text:s/>…............................................... 26</text:p>
      <text:p text:style-name="P3">ภาพที่ 4.2.6.3 ภาพตัวอย่างการใช้คลาส Mapping ข้อมูลที่ได้จาก Database …..................................27</text:p>
      <text:p text:style-name="P3">ภาพที่ 4.2.6.4 ภาพตัวอย่างการใช้ Bootstrap ทำ Navigation Bar .....................................................27</text:p>
      <text:p text:style-name="P3">ภาพที่ 4.2.6.5 ภาพตัวอย่างหน้าตาแอพพลิเคชั่น Christmas Random ใน Facebook.......................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11in" style:type="center"/>
          <style:tab-stop style:position="6.022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1bf05" officeooo:paragraph-rsid="0021bf05"/>
    </style:style>
    <style:page-layout style:name="Mpm1">
      <style:page-layout-properties fo:page-width="8.2701in" fo:page-height="11.6902in" style:num-format="1" style:print-orientation="portrait" fo:margin-top="0.7874in" fo:margin-bottom="0.7874in" fo:margin-left="1.4598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9:02:31.891694303</meta:creation-date>
    <dc:date>2014-12-09T19:30:48.738220428</dc:date>
    <meta:editing-duration>PT24M32S</meta:editing-duration>
    <meta:editing-cycles>4</meta:editing-cycles>
    <meta:generator>LibreOffice/4.2.7.2$Linux_X86_64 LibreOffice_project/420m0$Build-2</meta:generator>
    <meta:print-date>2014-12-09T19:29:12.963242315</meta:print-date>
    <meta:document-statistic meta:table-count="0" meta:image-count="0" meta:object-count="0" meta:page-count="3" meta:paragraph-count="73" meta:word-count="1539" meta:character-count="7548" meta:non-whitespace-character-count="7174"/>
  </office:meta>
</office:document-meta>
</file>